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o" svg:font-family="G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9965in" style:rel-column-width="37821*"/>
    </style:style>
    <style:style style:name="Table1.B" style:family="table-column">
      <style:table-column-properties style:column-width="2.9285in" style:rel-column-width="27714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style:font-name="Go" officeooo:rsid="000c0c8f" officeooo:paragraph-rsid="000c0c8f"/>
    </style:style>
    <style:style style:name="P2" style:family="paragraph" style:parent-style-name="Text_20_body">
      <style:text-properties style:font-name="Go" officeooo:rsid="000c0c8f" officeooo:paragraph-rsid="000c0c8f"/>
    </style:style>
    <style:style style:name="P3" style:family="paragraph" style:parent-style-name="Table_20_Contents">
      <style:paragraph-properties fo:text-align="end" style:justify-single-word="false"/>
      <style:text-properties style:font-name="Go" fo:font-size="10pt" officeooo:rsid="000c0c8f" officeooo:paragraph-rsid="00149703" style:font-name-asian="Noto Sans CJK SC" style:font-size-asian="10pt" style:font-name-complex="Droid Sans Devanagari1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Go" fo:font-size="10pt" officeooo:rsid="000c0c8f" officeooo:paragraph-rsid="000c0c8f" style:font-name-asian="Noto Sans CJK SC" style:font-size-asian="10pt" style:font-name-complex="Droid Sans Devanagari1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Go" fo:font-size="10pt" officeooo:rsid="002027ba" officeooo:paragraph-rsid="002027ba" style:font-name-asian="Noto Sans CJK SC" style:font-size-asian="10pt" style:font-name-complex="Droid Sans Devanagari1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Go" fo:font-size="8pt" fo:font-weight="bold" officeooo:rsid="000c0c8f" officeooo:paragraph-rsid="0018a709" style:font-name-asian="Noto Sans CJK SC" style:font-size-asian="8pt" style:font-weight-asian="bold" style:font-name-complex="Go" style:font-size-complex="8pt" style:font-weight-complex="bold"/>
    </style:style>
    <style:style style:name="P7" style:family="paragraph" style:parent-style-name="Text_20_body">
      <style:text-properties style:font-name="Go" officeooo:rsid="000df0b6" officeooo:paragraph-rsid="000df0b6"/>
    </style:style>
    <style:style style:name="P8" style:family="paragraph" style:parent-style-name="Text_20_body">
      <style:text-properties style:font-name="Go" officeooo:rsid="000df0b6" officeooo:paragraph-rsid="001d07c7"/>
    </style:style>
    <style:style style:name="P9" style:family="paragraph" style:parent-style-name="Text_20_body">
      <style:text-properties style:font-name="Go" officeooo:rsid="000fe0ae" officeooo:paragraph-rsid="000fe0ae"/>
    </style:style>
    <style:style style:name="P10" style:family="paragraph" style:parent-style-name="Text_20_body">
      <style:text-properties style:font-name="Go" officeooo:rsid="001c4818" officeooo:paragraph-rsid="001c4818"/>
    </style:style>
    <style:style style:name="P11" style:family="paragraph" style:parent-style-name="Text_20_body">
      <style:text-properties style:font-name="Go" officeooo:rsid="001d2c06" officeooo:paragraph-rsid="001d2c06"/>
    </style:style>
    <style:style style:name="P12" style:family="paragraph" style:parent-style-name="Title">
      <style:paragraph-properties fo:text-align="start" style:justify-single-word="false"/>
      <style:text-properties style:font-name="Go"/>
    </style:style>
    <style:style style:name="P13" style:family="paragraph" style:parent-style-name="Standard">
      <style:text-properties style:font-name="Go" officeooo:rsid="0022e8a1" officeooo:paragraph-rsid="0022e8a1"/>
    </style:style>
    <style:style style:name="P14" style:family="paragraph" style:parent-style-name="Text_20_body">
      <style:text-properties officeooo:rsid="000c0c8f" officeooo:paragraph-rsid="0029af3b"/>
    </style:style>
    <style:style style:name="P15" style:family="paragraph" style:parent-style-name="Heading_20_1">
      <style:text-properties style:font-name="Go"/>
    </style:style>
    <style:style style:name="P16" style:family="paragraph" style:parent-style-name="Text_20_body">
      <style:text-properties style:font-name="Go" officeooo:rsid="001aafe5" officeooo:paragraph-rsid="001aafe5"/>
    </style:style>
    <style:style style:name="P17" style:family="paragraph" style:parent-style-name="Text_20_body">
      <style:text-properties style:font-name="Go" officeooo:rsid="0031262a" officeooo:paragraph-rsid="0031262a"/>
    </style:style>
    <style:style style:name="T1" style:family="text">
      <style:text-properties style:font-name="Go"/>
    </style:style>
    <style:style style:name="T2" style:family="text">
      <style:text-properties style:font-name="Go" officeooo:rsid="000df0b6"/>
    </style:style>
    <style:style style:name="T3" style:family="text">
      <style:text-properties officeooo:rsid="0010fa3a"/>
    </style:style>
    <style:style style:name="T4" style:family="text">
      <style:text-properties officeooo:rsid="001204e6"/>
    </style:style>
    <style:style style:name="T5" style:family="text">
      <style:text-properties officeooo:rsid="0012c779"/>
    </style:style>
    <style:style style:name="T6" style:family="text">
      <style:text-properties officeooo:rsid="00482b9f"/>
    </style:style>
    <style:style style:name="T7" style:family="text">
      <style:text-properties officeooo:rsid="001b56d5"/>
    </style:style>
    <style:style style:name="T8" style:family="text">
      <style:text-properties officeooo:rsid="001d07c7"/>
    </style:style>
    <style:style style:name="T9" style:family="text">
      <style:text-properties fo:font-size="8pt" fo:font-weight="bold" style:font-size-asian="8pt" style:font-weight-asian="bold" style:font-name-complex="Go" style:font-size-complex="8pt" style:font-weight-complex="bold"/>
    </style:style>
    <style:style style:name="T10" style:family="text">
      <style:text-properties fo:font-size="8pt" fo:font-weight="bold" officeooo:rsid="00482b9f" style:font-size-asian="8pt" style:font-weight-asian="bold" style:font-name-complex="Go" style:font-size-complex="8pt" style:font-weight-complex="bold"/>
    </style:style>
    <style:style style:name="T11" style:family="text">
      <style:text-properties officeooo:rsid="00214fe9"/>
    </style:style>
    <style:style style:name="T12" style:family="text">
      <style:text-properties officeooo:rsid="00236747"/>
    </style:style>
    <style:style style:name="T13" style:family="text">
      <style:text-properties officeooo:rsid="00248958"/>
    </style:style>
    <style:style style:name="T14" style:family="text">
      <style:text-properties officeooo:rsid="002b1a6b"/>
    </style:style>
    <style:style style:name="T15" style:family="text">
      <style:text-properties officeooo:rsid="002b7458"/>
    </style:style>
    <style:style style:name="T16" style:family="text">
      <style:text-properties officeooo:rsid="002c9f10"/>
    </style:style>
    <style:style style:name="T17" style:family="text">
      <style:text-properties officeooo:rsid="002ebe2e"/>
    </style:style>
    <style:style style:name="T18" style:family="text">
      <style:text-properties officeooo:rsid="0031262a"/>
    </style:style>
    <style:style style:name="T19" style:family="text"/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Резюме</text:p>
          </table:table-cell>
          <table:table-cell table:style-name="Table1.A1" office:value-type="string">
            <text:p text:style-name="P3">редакция от: <text:span text:style-name="T9"><text:modification-date style:data-style-name="N10049">2022-12-06</text:modification-date></text:span><text:span text:style-name="T10"><text:s/></text:span><text:span text:style-name="T9"><text:modification-time style:data-style-name="N61">17:50:47</text:modification-time></text:span></text:p>
            <text:p text:style-name="P6"><text:span text:style-name="T6">rev: </text:span><text:editing-cycles>34</text:editing-cycles></text:p>
            <text:p text:style-name="P4"/>
            <text:p text:style-name="P4">(если документ старше месяца - считать <text:span text:style-name="T12">что работу</text:span><text:span text:style-name="T13"> на данный момент</text:span><text:span text:style-name="T12"> я не ищу</text:span>)</text:p>
            <text:p text:style-name="P4"/>
            <text:p text:style-name="P5"><text:a xlink:type="simple" xlink:href="mailto:animuspexusagutilities@gmail.com" text:style-name="Internet_20_link" text:visited-style-name="Visited_20_Internet_20_Link">animuspexusagutilities@gmail.com</text:a></text:p>
          </table:table-cell>
        </table:table-row>
      </table:table>
      <text:h text:style-name="P15" text:outline-level="1">что могу</text:h>
      <text:p text:style-name="P1">в основном <text:span text:style-name="T7">- </text:span>бэкенд и, может быть, системные разработки.</text:p>
      <text:p text:style-name="P1"/>
      <text:p text:style-name="P1">Go - бэкенд. могу и фронтенд - через WebAssembly.</text:p>
      <text:p text:style-name="P1">D - бэкенд.</text:p>
      <text:p text:style-name="P1">Rust - мало опыта с ним, но могу быстро освоить. <text:span text:style-name="T16">(</text:span><text:span text:style-name="T14">вероятно его можно </text:span>использовать его для фронтенда с WebAssembly<text:span text:style-name="T15">, но на мой взгляд, в rust это работает довольно сыро</text:span><text:span text:style-name="T16">)</text:span></text:p>
      <text:p text:style-name="P1">C++ - могу быстро освоить<text:span text:style-name="T17">,</text:span> если понадобится.</text:p>
      <text:p text:style-name="P1">C - тоже что и C++. Есть опыт написания кода на C.</text:p>
      <text:p text:style-name="P13">Java - есть небольшой опыт разработки GUI приложений.</text:p>
      <text:p text:style-name="P1"/>
      <text:h text:style-name="P15" text:outline-level="1"><text:span text:style-name="T11">б</text:span>экграунд</text:h>
      <text:p text:style-name="P2">был и веб-разработчиком и разрабатывал и на php и на js. использовал Drupal.</text:p>
      <text:p text:style-name="P7">и на Python разрабатывал и бэкенд и GUI приложения на Gtk.</text:p>
      <text:p text:style-name="P11">с 2016 программировал на Go.</text:p>
      <text:p text:style-name="P8">есть заброшенный дистрибутив линукс с десктопом на GNOME 3 ( тут - <text:a xlink:type="simple" xlink:href="https://github.com/AnimusPEXUS/aipsetup" text:style-name="Internet_20_link" text:visited-style-name="Visited_20_Internet_20_Link">https://github.com/AnimusPEXUS/aipsetup</text:a> ). с самодельным пакетным менеджером на Go.<text:span text:style-name="T8"> разрабатывал его с 2009 - сначала PM был на bash, потом на Python, теперь - на Go.</text:span></text:p>
      <text:p text:style-name="P9">с 2018 по 2022 <text:span text:style-name="T4">работал на удялёнке разработчиком Go. с 2019 </text:span>разрабатывал<text:span text:style-name="T5"> (в качестве основного и единственного разработчика)</text:span> кастомный скоростной коммерческий американский новосной сервер.<text:span text:style-name="T3"> по некоторым причинам, этот проект остался без меня</text:span><text:span text:style-name="T5">.</text:span></text:p>
      <text:p text:style-name="P10">в свободное время занимаюсь проектами Свободного Программного Обеспечения. сейчас, в основном, предпочитаю язык D.</text:p>
      <text:h text:style-name="Heading_20_1" text:outline-level="1"><text:span text:style-name="T11">о</text:span> себе</text:h>
      <text:p text:style-name="P16">35 лет. холост. детей нет. постоянно проживаю в Симферополе<text:span text:style-name="T18">.</text:span></text:p>
      <text:p text:style-name="P17">работаю только в Симферополе или только удалённо, без переездов.</text:p>
      <text:p text:style-name="P14"><text:span text:style-name="T1">мой гитхаб</text:span><text:span text:style-name="T2">,</text:span><text:span text:style-name="T1"> тут </text:span><text:span text:style-name="T2">-</text:span><text:span text:style-name="T1"> </text:span><text:a xlink:type="simple" xlink:href="https://github.com/AnimusPEXUS" text:style-name="Internet_20_link" text:visited-style-name="Visited_20_Internet_20_Link"><text:span text:style-name="T1">https://github.com/AnimusPEXUS</text:span></text:a><text:span text:style-name="T1"> </text:span><text:span text:style-name="T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o" svg:font-family="G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1:21:04.716655942</meta:creation-date>
    <dc:date>2022-12-06T17:50:47.457874241</dc:date>
    <meta:editing-duration>PT1H3M12S</meta:editing-duration>
    <meta:editing-cycles>34</meta:editing-cycles>
    <meta:generator>LibreOffice/7.4.3.2$Linux_X86_64 LibreOffice_project/40$Build-2</meta:generator>
    <meta:document-statistic meta:table-count="1" meta:image-count="0" meta:object-count="0" meta:page-count="1" meta:paragraph-count="24" meta:word-count="240" meta:character-count="1530" meta:non-whitespace-character-count="1314"/>
  </office:meta>
</office:document-meta>
</file>